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left="0.0in" fo:margin-right="0in" fo:text-indent="0in" style:auto-text-indent="false"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7">
      <style:paragraph-properties fo:margin-left="0.0in" fo:margin-right="0in" fo:text-indent="0in" style:auto-text-indent="false" fo:margin-top="0in" fo:margin-bottom="0in"/>
    </style:style>
    <style:style style:name="P23" style:family="paragraph" style:parent-style-name="Text_20_body" style:list-style-name="L8">
      <style:paragraph-properties fo:margin-left="0.0in" fo:margin-right="0in" fo:text-indent="0in" style:auto-text-indent="false" fo:margin-top="0in" fo:margin-bottom="0in"/>
    </style:style>
    <style:style style:name="P24" style:family="paragraph" style:parent-style-name="Text_20_body" style:list-style-name="L9">
      <style:paragraph-properties fo:margin-left="0.0in" fo:margin-right="0in" fo:text-indent="0in" style:auto-text-indent="false" fo:margin-top="0in" fo:margin-bottom="0in"/>
    </style:style>
    <style:style style:name="P25" style:family="paragraph" style:parent-style-name="Text_20_body" style:list-style-name="L10">
      <style:paragraph-properties fo:margin-left="0.0in" fo:margin-right="0in" fo:text-indent="0in" style:auto-text-indent="false" fo:margin-top="0in" fo:margin-bottom="0in"/>
    </style:style>
    <style:style style:name="P26" style:family="paragraph" style:parent-style-name="Text_20_body" style:list-style-name="L11">
      <style:paragraph-properties fo:margin-left="0.0in" fo:margin-right="0in" fo:text-indent="0in" style:auto-text-indent="false" fo:margin-top="0in" fo:margin-bottom="0in"/>
    </style:style>
    <style:style style:name="P27" style:family="paragraph" style:parent-style-name="Text_20_body" style:list-style-name="L12">
      <style:paragraph-properties fo:margin-left="0.0in" fo:margin-right="0in" fo:text-indent="0in" style:auto-text-indent="false" fo:margin-top="0in" fo:margin-bottom="0in"/>
    </style:style>
    <style:style style:name="P28" style:family="paragraph" style:parent-style-name="Text_20_body" style:list-style-name="L13">
      <style:paragraph-properties fo:margin-left="0.0in" fo:margin-right="0in" fo:text-indent="0in" style:auto-text-indent="false" fo:margin-top="0in" fo:margin-bottom="0in"/>
    </style:style>
    <style:style style:name="P29" style:family="paragraph" style:parent-style-name="Text_20_body" style:list-style-name="L14">
      <style:paragraph-properties fo:margin-left="0.0in" fo:margin-right="0in" fo:text-indent="0in" style:auto-text-indent="false" fo:margin-top="0in" fo:margin-bottom="0in"/>
    </style:style>
    <style:style style:name="P30" style:family="paragraph" style:parent-style-name="Text_20_body" style:list-style-name="L15">
      <style:paragraph-properties fo:margin-left="0.0in" fo:margin-right="0in" fo:text-indent="0in" style:auto-text-indent="false" fo:margin-top="0in" fo:margin-bottom="0in"/>
    </style:style>
    <style:style style:name="P31" style:family="paragraph" style:parent-style-name="Text_20_body" style:list-style-name="L16">
      <style:paragraph-properties fo:margin-left="0.0in" fo:margin-right="0in" fo:text-indent="0in" style:auto-text-indent="false" fo:margin-top="0in" fo:margin-bottom="0in"/>
    </style:style>
    <style:style style:name="P32" style:family="paragraph" style:parent-style-name="Text_20_body" style:list-style-name="L17">
      <style:paragraph-properties fo:margin-left="0.0in" fo:margin-right="0in" fo:text-indent="0in" style:auto-text-indent="false" fo:margin-top="0in" fo:margin-bottom="0in"/>
    </style:style>
    <style:style style:name="P33" style:family="paragraph" style:parent-style-name="Text_20_body" style:list-style-name="L18">
      <style:paragraph-properties fo:margin-left="0.0in" fo:margin-right="0in" fo:text-indent="0in" style:auto-text-indent="false" fo:margin-top="0in" fo:margin-bottom="0in"/>
    </style:style>
    <style:style style:name="P34" style:family="paragraph" style:parent-style-name="Text_20_body" style:list-style-name="L19">
      <style:paragraph-properties fo:margin-left="0.0in" fo:margin-right="0in" fo:text-indent="0in" style:auto-text-indent="false" fo:margin-top="0in" fo:margin-bottom="0in"/>
    </style:style>
    <style:style style:name="P35" style:family="paragraph" style:parent-style-name="Text_20_body" style:list-style-name="L20">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0">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11">id</text:span>)</text:p>
      <text:p text:style-name="Definition_20_Definition_20_Tight">Zur eindeutigen Identifizierung der Körperschaft im System</text:p>
      <text:p text:style-name="Definition_20_Term_20_Tight">Name (<text:span text:style-name="T12">name</text:span>)</text:p>
      <text:p text:style-name="Definition_20_Definition_20_Tight">Der Name der Körperschaft, z.B. "Stadt Köln"</text:p>
      <text:p text:style-name="Definition_20_Term_20_Tight">Regionalschlüssel (<text:span text:style-name="T13">regionalschluessel</text:span>)</text:p>
      <text:p text:style-name="Definition_20_Definition_20_Tight"><text:span text:style-name="T14">Optional</text:span>. Regionalschlüssel der Gebietskörperschaft, z.B. "053150000000". Muss grundsätzlich 12-stellig angegeben werden.</text:p>
      <text:p text:style-name="Definition_20_Term_20_Tight">GND URL (<text:span text:style-name="T15">gnd_url</text:span>)</text:p>
      <text:p text:style-name="Definition_20_Definition_20_Tight"><text:span text:style-name="T16">Optional</text:span>. URL des Eintrags in der GND, z.B. "http://d-nb.info/gnd/2015732-0"</text:p>
      <text:p text:style-name="Definition_20_Term_20_Tight">URL (<text:span text:style-name="T17">url</text:span>)</text:p>
      <text:p text:style-name="Definition_20_Definition_20_Tight"><text:span text:style-name="T18">Optional</text:span>. URL zu Informationen über die Körperschaft, z.B. "http://www.stadt-koeln.de/"</text:p>
      <text:p text:style-name="Definition_20_Term_20_Tight">Lizenz (<text:span text:style-name="T19">license_url</text:span>)</text:p>
      <text:p text:style-name="Definition_20_Definition_20_Tight"><text:span text:style-name="T20">Optional</text:span>. URL der Lizenz, unter der die Daten, die über die API abgerufen werden können, stehen.</text:p>
      <text:p text:style-name="Definition_20_Term_20_Tight">Betreiber-Kontakt (<text:span text:style-name="T21">operator_contact</text:span>)</text:p>
      <text:p text:style-name="Definition_20_Definition_20_Tight"><text:span text:style-name="T22">Optional</text:span>. Kontaktinformationen für die direkte Kontaktaufnahme zum Betreiber der API.</text:p>
      <text:h text:style-name="Heading_20_3" text:outline-level="3">Beziehungen</text:h>
      <text:list text:style-name="L5">
        <text:list-item>
          <text:p text:style-name="P5">Objekte vom Typ "Organisation" sind zwingend genau einer Körperschaft zugeordnet. So wird beispielseise eine SPD in Köln von einer SPD in Leverkusen unterschieden.</text:p>
        </text:list-item>
        <text:list-item>
          <text:p text:style-name="P5">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6">{</text:p>
      <text:p text:style-name="P7"><text:s text:c="4"/>"id": "1",</text:p>
      <text:p text:style-name="P8"><text:s text:c="4"/>"name": "Stadt Köln",</text:p>
      <text:p text:style-name="P9"><text:s text:c="4"/>"regionalschluessel": "053150000000",</text:p>
      <text:p text:style-name="P10"><text:s text:c="4"/>"gnd_url": "http://d-nb.info/gnd/2015732-0",</text:p>
      <text:p text:style-name="P11"><text:s text:c="4"/>"url": "http://www.stadt-koeln.de/",</text:p>
      <text:p text:style-name="P12"><text:s text:c="4"/>"operator_contact": "Tel. +49 221-221-5432, E-Mail: ris-api@stadt-koeln.de",</text:p>
      <text:p text:style-name="P13"><text:s text:c="4"/>"license_url": "http://wiki.openstreetmap.org/wiki/DE:Open_Database_Licence_-_Licence_Text"</text:p>
      <text:p text:style-name="P14">}</text:p>
      <text:h text:style-name="Heading_20_2" text:outline-level="2">Gremium (<text:span text:style-name="T23">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Schlüssel (<text:span text:style-name="T24">id</text:span>)</text:p>
      <text:p text:style-name="Definition_20_Definition_20_Tight">Zur eindeutigen Identifizierung des Gremiums im Kontext einer bestimmten</text:p>
      <text:p text:style-name="First_20_paragraph">Körperschaft. In der Praxis kommen sowohl numerische IDs als auch Namenskürzel (Beispiel: "STA" für den Stadtentwicklungsausschuss) vor. Beides sollte hier Verwendung finden können. Name (<text:span text:style-name="T25">name</text:span>) : Der Name des Gremiums. Beispiele: "Rat", "Hauptausschuss", "Bezirksvertretung 1 (Innenstadt)" Kurzname (<text:span text:style-name="T26">short_name</text:span>) : <text:span text:style-name="T27">Optional</text:span>. Eine zur Anzeige bestimmte, kürzere Form des Namens.</text:p>
      <text:h text:style-name="Heading_20_3" text:outline-level="3">Beziehungen</text:h>
      <text:list text:style-name="L6">
        <text:list-item>
          <text:p text:style-name="P15">Objekte vom Typ "Person" referenzieren auf Gremien, um die Mitgliedschaft/Zugehörigkeit einer Person im/zum Gremium zu kennzeichnen. Diese Beziehung ist datiert. Das bedeutet, sie hat einen Anfangszeitpunkt und ggf. einen Endzeitpunkt.</text:p>
        </text:list-item>
        <text:list-item>
          <text:p text:style-name="P15">Objekte vom Typ "Drucksache" verweisen auf Gremien. Beispielsweise wird eine Anfrage oder ein Antrag dem Rat und/oder einer bestimmten Bezirksvertretung zugeordnet. Details zu dieser Beziehung werden unter "Drucksache" erläutert.</text:p>
        </text:list-item>
        <text:list-item>
          <text:p text:style-name="P15">Das Gremium verweist auf die Körperschaft, zu der das Gremium gehört.</text:p>
        </text:list-item>
      </text:list>
      <text:h text:style-name="Heading_20_3" text:outline-level="3">Beispiel</text:h>
      <text:p text:style-name="P16">{</text:p>
      <text:p text:style-name="P17"><text:s text:c="4"/>"id": "7",</text:p>
      <text:p text:style-name="P18"><text:s text:c="4"/>"name": "Finanzausschuss",</text:p>
      <text:p text:style-name="P19"><text:s text:c="4"/>"short_name": "FA",</text:p>
      <text:p text:style-name="P20"><text:s text:c="4"/>"body": "1"</text:p>
      <text:p text:style-name="P21">}</text:p>
      <text:h text:style-name="Heading_20_2" text:outline-level="2">Person (<text:span text:style-name="T28">person</text:spa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text:p>
      <text:p text:style-name="First_20_paragraph">die keinen Änderungen unterworfen ist und aus diesem Grund nicht mit dem Namen in Verbindung stehen sollte. Viele RIS nutzen rein numerische Kennungen. Vorname : Der Vorname der Person. Nachname : Der Nachname der Person. Titel : <text:span text:style-name="T29">Optional</text:span>. Akademische Titel wie "Dr." und "Prof. Dr." Geschlecht : <text:span text:style-name="T30">Optional</text:span>. Männlich/Weblich Beruf : <text:span text:style-name="T31">Optional</text:span>. Z.B. "Rechtsanwalt" Partei : <text:span text:style-name="T32">Optional</text:span>. Z.B. "Bündnis 90/Grüne" E-Mail-Adresse : <text:span text:style-name="T33">Optional</text:span>. Telefon : <text:span text:style-name="T34">Optional</text:span>. Fax : <text:span text:style-name="T35">Optional</text:span>. Anschrift : <text:span text:style-name="T36">Optional</text:span>. Straße und Hausnummer, Postleitzahl und Ort</text:p>
      <text:h text:style-name="Heading_20_4" text:outline-level="4">Anmerkungen</text:h>
      <text:list text:style-name="L7">
        <text:list-item>
          <text:p text:style-name="P22">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2">Das System PROVOX unterscheidet zwischen privaten und geschäftlichen Anschriften.</text:p>
        </text:list-item>
      </text:list>
      <text:h text:style-name="Heading_20_3" text:outline-level="3">Beziehungen</text:h>
      <text:list text:style-name="L8">
        <text:list-item>
          <text:p text:style-name="P23">Objekte vom Typ "Person" können einer Organisation, z.B. einer Fraktion, zugeornet werden. Diese Beziehung ist datiert.</text:p>
        </text:list-item>
        <text:list-item>
          <text:p text:style-name="P23">Objekte vom Typ "Person" können einem oder mehreren Gremien zugewiesen werden, um die Mitgliedschaft in diesem Gremium darzustellen. Diese Beziehungen sind ebenfalls datiert.</text:p>
        </text:list-item>
      </text:list>
      <text:h text:style-name="Heading_20_2" text:outline-level="2">Organisation (<text:span text:style-name="T37">organisation</text:spa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text:p>
      <text:p text:style-name="First_20_paragraph">Körperschaft Name : Der gebräuchliche Name der Organisation, z.B. "SPD" oder "DIE LINKE".</text:p>
      <text:h text:style-name="Heading_20_4" text:outline-level="4">Anmerkungen</text:h>
      <text:list text:style-name="L9">
        <text:list-item>
          <text:p text:style-name="P24">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0">
        <text:list-item>
          <text:p text:style-name="P25">Jede Organisationen gehört zu einer Körperschaft.</text:p>
        </text:list-item>
        <text:list-item>
          <text:p text:style-name="P25">Personen können Organisationen angehören (<text:span text:style-name="T38">datiert</text:span>).</text:p>
        </text:list-item>
      </text:list>
      <text:h text:style-name="Heading_20_2" text:outline-level="2">Sitzung (<text:span text:style-name="T39">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text:p>
      <text:p text:style-name="First_20_paragraph">Körperschaft. In der Praxis wird eine solche Kennzeichnung entweder durch eine laufende Nummer gebildet, oder durch Kombination mehrerer Merkmale wie dem Kürzel des Gremiums, der laufenden Nummer der Sitzung in einem Jahr und der Jahreszahl (z.B. "BV1/0034/2012"). Nummer : <text:span text:style-name="T40">Optional</text:span>. Laufende Nummer der Sitzung, üblicherweise innerhalb der Wahlperiode mit 1 beginnend. In der Praxis wird dadurch z.B. die "2. Sitzung des Rats" gekennzeichnet. Anfang : Datum und ggf. Uhrzeit des Anfangszeitpunkts der Sitzung Ende : <text:span text:style-name="T41">Optional</text:span>. Datum und Uhrzeit vom Ende der Sitzung Ort : <text:span text:style-name="T42">Optional</text:span>. Textliche Information zum Ort der Sitzung, z.B. "Rathaus, Raum 136".</text:p>
      <text:h text:style-name="Heading_20_3" text:outline-level="3">Beziehungen</text:h>
      <text:list text:style-name="L11">
        <text:list-item>
          <text:p text:style-name="P26">Sitzungen sind mindestens einem Gremium zugeordnet</text:p>
        </text:list-item>
        <text:list-item>
          <text:p text:style-name="P26">Einer Sitzung sind Personen zugeordnet, um die Teilnahme an der Sitzung auszudrücken.</text:p>
        </text:list-item>
        <text:list-item>
          <text:p text:style-name="P26">Dokumente können vom Typ "Sitzung" <text:span text:style-name="T43">optional</text:span> zu mehreren Zwecken referenziert werden:</text:p>
          <text:list text:style-name="L12">
            <text:list-item>
              <text:p text:style-name="P27">Zum Verweis auf die Einladung zur Sitzung</text:p>
            </text:list-item>
            <text:list-item>
              <text:p text:style-name="P27">Zum Verweis auf das Ergebnisprotokoll zur Sitzung</text:p>
            </text:list-item>
            <text:list-item>
              <text:p text:style-name="P27">Zum Verweis auf das Wortprotokoll zur Sitzung</text:p>
            </text:list-item>
          </text:list>
        </text:list-item>
        <text:list-item>
          <text:p text:style-name="P26">Weiterhin können Sitzungen beliebige weitere Dokumente, die keine eigenständigen Drucksachen sind, referenzieren. Dabei handelt es sich dann um nicht weiter spezifizierte Anlagen.</text:p>
        </text:list-item>
      </text:list>
      <text:h text:style-name="Heading_20_2" text:outline-level="2">Tagesordnungspunkt (<text:span text:style-name="T44">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Sofern das Abstimmungsergebnis nicht einstimmig ist, kann es durch mehrere referenzierende "Stimmabgaben" festgehalten werden.</text:p>
      <text:p text:style-name="Text_20_body">Überlicherweise haben Sitzungen mehrere Tagesordnungspunkte.</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text:p>
      <text:p text:style-name="First_20_paragraph">Tagesordnungspunkte einer Sitzung normalerweise behandelt werden. Im Kontext einer Sitzung ist diese Nummer eindeutig. Öffentlich : ja/nein. Kennzeichnet, ob der Tagesordnungspunkt in öffentlicher Sitzung behandelt wird. Titel : Das Thema des Tagesordnungspunktes Ergebnis : Eines aus einer Liste definierter Ergebnisse. Möglich sind: "Unverändert beschlossen", "Geändert beschlossen", "Endgültig abgelehnt", "Zur Kenntnis genommen", "Ohne Votum in nachfolgende Gremien überwiesen" Beschlusstext : <text:span text:style-name="T45">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3">
        <text:list-item>
          <text:p text:style-name="P28">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4">
        <text:list-item>
          <text:p text:style-name="P29">Jeder Tagesordnungspunkt gehört zu genau einer Sitzung.</text:p>
        </text:list-item>
        <text:list-item>
          <text:p text:style-name="P29">Der Tagesordnungspunkt kann auf eine Drucksache verweisen, die im Rahmen dieses Tagesordnungspunkt beraten werden soll.</text:p>
        </text:list-item>
        <text:list-item>
          <text:p text:style-name="P29">Es können mehrere Objekte vom Typ "Stimmabgabe" referenziert werden, um das Abstimmungsverhalten von Fraktionen oder Einzelpersonen zu dokumentieren.</text:p>
        </text:list-item>
        <text:list-item>
          <text:p text:style-name="P29">Es können Personen referenziert werden, die während der Abstimmung zu diesem Tagesordnungspunkt <text:span text:style-name="T46">nicht</text:span> anwesend waren.</text:p>
        </text:list-item>
      </text:list>
      <text:h text:style-name="Heading_20_2" text:outline-level="2">Stimmabgabe (<text:span text:style-name="T47">vote</text:span>)</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text:p>
      <text:p text:style-name="First_20_paragraph">jedoch zu einer Organisation (=Fraktion), kann der Wert hier größer als 1 sein. Votum : Einer der drei Werte "ja" (gleichbedeutend mit "dafür"), "nein" ("dagegen") oder "Enthaltung".</text:p>
      <text:h text:style-name="Heading_20_3" text:outline-level="3">Beziehungen</text:h>
      <text:list text:style-name="L15">
        <text:list-item>
          <text:p text:style-name="P30">Jede Stimmabgabe gehört zu genau einem Tagesordnungspunkt.</text:p>
        </text:list-item>
        <text:list-item>
          <text:p text:style-name="P30">Es wird entweder genau eine Person oder genau eine Organisation (Fraktion) referenziert, die die Stimme(n) abgegeben hat.</text:p>
        </text:list-item>
      </text:list>
      <text:h text:style-name="Heading_20_2" text:outline-level="2">Drucksache (<text:span text:style-name="T48">paper</text:span>)</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6">
        <text:list-item>
          <text:p text:style-name="P31"><text:span text:style-name="T49">Beschlussvorlage</text:span>: Entscheidungsvorschlag der Verwaltung</text:p>
        </text:list-item>
        <text:list-item>
          <text:p text:style-name="P31"><text:span text:style-name="T50">Antrag</text:span>: Entscheidungsvorschlag einer Fraktionen bzw. mehrerer Fraktionen oder einer/mehrerer Einzelperson/en</text:p>
        </text:list-item>
        <text:list-item>
          <text:p text:style-name="P31"><text:span text:style-name="T51">Anfrage</text:span>: Frage(n) einer oder mehrerer Fraktion oder Einzelpersonen an die Verwaltung</text:p>
        </text:list-item>
        <text:list-item>
          <text:p text:style-name="P31"><text:span text:style-name="T52">Mitteilung</text:span><text:span text:style-name="T53">/</text:span><text:span text:style-name="T54">Stellungnahme</text:span><text:span text:style-name="T55"> </text:span><text:span text:style-name="T56">der</text:span><text:span text:style-name="T57"> </text:span><text:span text:style-name="T58">Verwaltung</text:span>: Eine Information der Verwaltung an einzelne oder mehrere Gremien. Darunter fallen nicht Beantwortungen von Anfragen.</text:p>
        </text:list-item>
        <text:list-item>
          <text:p text:style-name="P31"><text:span text:style-name="T59">Beantwortung</text:span><text:span text:style-name="T60"> </text:span><text:span text:style-name="T61">einer</text:span><text:span text:style-name="T62"> </text:span><text:span text:style-name="T63">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Körperschaft</text:p>
      <text:p text:style-name="First_20_paragraph">eindeutig sein. Sie kann sowohl Ziffern als auch Buchstaben enthalten. Einige Systeme (z.B. Köln) verwenden besondere Trennzeichen wie "/", um eine Jahreszahl von einer laufenden Nummer abzutrennen. Weiterhin werden mancherorts führende Nullen verwendet. Datum : Datum der Veröffentlichung Typ : Art der Drucksache (Erläuterung siehe oben)</text:p>
      <text:h text:style-name="Heading_20_3" text:outline-level="3">Beziehungen</text:h>
      <text:list text:style-name="L17">
        <text:list-item>
          <text:p text:style-name="P32">Es muss genau ein <text:span text:style-name="T64">Hauptdokument</text:span> (Objekttyp "Dokument") referenziert werden.</text:p>
        </text:list-item>
        <text:list-item>
          <text:p text:style-name="P32">Es können beliebig viele weitere Dokumente referenziert werden, die als nachgeordnete <text:span text:style-name="T65">Anlagen</text:span> zur Drucksache verstanden werden.</text:p>
        </text:list-item>
        <text:list-item>
          <text:p text:style-name="P32">Die Drucksache ist beliebig vielen Gremien zuzuordnen, in denen diese beraten wird.</text:p>
        </text:list-item>
        <text:list-item>
          <text:p text:style-name="P32">Drucksachen können <text:span text:style-name="T6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2">Es können beliebig viele <text:span text:style-name="T67">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32">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68">Anfrage</text:span> beinhaltet. Denkbar sind auch Verweise auf frühere Drucksachen zum selben Thema. Zu klären ist, wie die verschiedenen möglichen Beziehungen formell ausgedrückt werden.</text:p>
        </text:list-item>
        <text:list-item>
          <text:p text:style-name="P32">Drucksachen können zu beliebig vielen Tagesordnungspunkten in Beziehung stehen, um die <text:span text:style-name="T69">Beratungsfolge</text:span> einer Drucksache abzubilden. Hierbei kann die Beziehung jeweils mit einer Zuständigkeit versehen sein, die noch näher zu bestimmen ist (TODO).</text:p>
        </text:list-item>
      </text:list>
      <text:h text:style-name="Heading_20_2" text:outline-level="2">Dokument (<text:span text:style-name="T70">document</text:span>)</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text:p>
      <text:p text:style-name="First_20_paragraph">Textdokument handelt.</text:p>
      <text:h text:style-name="Heading_20_3" text:outline-level="3">Beziehungen</text:h>
      <text:list text:style-name="L18">
        <text:list-item>
          <text:p text:style-name="P33">Dokumente gehören zwingend zu einer <text:span text:style-name="T71">Drucksache</text:span>, optional auch zu mehreren. Ein Dokument kann entweder als Hauptdokument einer Drucksache oder als Anlage eingestuft sein.</text:p>
        </text:list-item>
        <text:list-item>
          <text:p text:style-name="P33">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 (<text:span text:style-name="T72">location</text:span>)</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73">Optional</text:span><text:span text:style-name="T74">.</text:span> Textliche Beschreibung eines Orts, z.B. in Form einer Adresse</text:p>
      <text:p text:style-name="Definition_20_Term_20_Tight">Koordinaten</text:p>
      <text:p text:style-name="Definition_20_Definition_20_Tight"><text:span text:style-name="T75">Optional</text:span><text:span text:style-name="T76">.</text:span> Längen- und Breitenangabe des Orts im WGS-84-System [11]</text:p>
      <text:h text:style-name="Heading_20_3" text:outline-level="3">Beziehungen</text:h>
      <text:list text:style-name="L19">
        <text:list-item>
          <text:p text:style-name="P34">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0">
        <text:list-item>
          <text:p text:style-name="P35">Grundlage für den Zugriff auf die Schnittstelle ist das Hypertext Transfer Protocol (HTTP).</text:p>
        </text:list-item>
        <text:list-item>
          <text:p text:style-name="P35">Ausschließlich HTTP GET Methode</text:p>
        </text:list-item>
        <text:list-item>
          <text:p text:style-name="P35">Optional gzip Encoding und andere Kodierungen, wenn Client und Server dies unterstützen</text:p>
        </text:list-item>
        <text:list-item>
          <text:p text:style-name="P35">HTTP Last-Modified Header sowie Conditional GET sind bei Dateiabruf (Laden von Anhängen) zu unterstützen</text:p>
        </text:list-item>
        <text:list-item>
          <text:p text:style-name="P35">Das Protkoll ist zustandslos</text:p>
        </text:list-item>
        <text:list-item>
          <text:p text:style-name="P35">Authentifizierung wird nicht benötigt. Glossar =======</text:p>
        </text:list-item>
      </text:list>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